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/r/changemyview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xtending self-affirmation theory's effect on persuasion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n et al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ttempted to determine the malleability of an opinion based purely on its langauge.</text:p>
              </text:list-item>
              <text:list-item>
                <text:p>Found some significant features consistent with self-affirmation theory (Cohen 2000; Correll 2004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lf-affirmation theo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“[S]elf-affirmation theory . . . suggests that every person strives for positive self-regard and, to achieve it, draws on successes in important domains in her or his life.”</text:p>
                <text:p/>
              </text:list-item>
              <text:list-item>
                <text:p>“[I]f global self-worth is temporarily bolstered by success in a second, unrelated domain, the individual should be more willing to tolerate a threat to the domain of interest.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st Experi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hen et. al (2000), for example. . . </text:p>
                <text:p/>
                <text:p>“[A]sked half of their participants to write a paragraph about an important value (to affirm their sense of self-worth) before exposing them to arguments that challenged their views on capital punishment or abortion. Compared with control participants who wrote about less important values, those who wrote about a central value were more willing to recognize the strengths of the challenging argument.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enefits of studying self-affirmation on Redd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ll of a Reddit user's past submission history is available for perusal, as well as 1000 of the most recent, top-scoring, "hottest", and most "controversial" comments.</text:p>
              </text:list-item>
              <text:list-item>
                <text:p>The subreddit (topic) of a comment or submission is listed, allowing for the testing of self-affirmation in both related and unrelated domains (same and different subreddits and/or topics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and Method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27,000 archived (immutable) submissions from 2013 to 2016.</text:p>
              </text:list-item>
              <text:list-item>
                <text:p>Create features to measure (self-)affirmation.</text:p>
                <text:list>
                  <text:list-item>
                    <text:p>First-person pronouns.</text:p>
                  </text:list-item>
                  <text:list-item>
                    <text:p>Upvotes for past comments and submissions.</text:p>
                    <text:list>
                      <text:list-item>
                        <text:p>Possibly relative to other comments/submissions.</text:p>
                      </text:list-item>
                    </text:list>
                  </text:list-item>
                  <text:list-item>
                    <text:p>Sentiment of replies.</text:p>
                  </text:list-item>
                </text:list>
              </text:list-item>
              <text:list-item>
                <text:p>Utilize binary classification methods to test how likely a user is to issue a delta with (self-)affirmation and other features.</text:p>
              </text:list-item>
              <text:list-item>
                <text:p>Test different time windows for how relevant these features are:</text:p>
                <text:list>
                  <text:list-item>
                    <text:p>Perhaps only the past week is relevant while anything past that isn'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and Method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re might also be a difference in the likelihood to issue a delta if it is the user's first post, second post, etc. </text:p>
                <text:list>
                  <text:list-item>
                    <text:p>There might be enough data to allow for testing self-affirmation past the first pos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6T21:59:58.875053412</meta:creation-date>
    <dc:date>2017-05-06T23:05:05.015794519</dc:date>
    <meta:editing-duration>PT49M9S</meta:editing-duration>
    <meta:editing-cycles>33</meta:editing-cycles>
    <meta:generator>LibreOffice/4.2.8.2$Linux_X86_64 LibreOffice_project/420m0$Build-2</meta:generator>
    <meta:document-statistic meta:object-count="49"/>
  </office:meta>
</office:document-meta>
</file>